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top" draw:auto-grow-height="false" fo:min-height="5.685cm" fo:min-width="4.546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353cm" fo:padding-top="0.151cm" fo:padding-bottom="0.151cm" fo:padding-left="0.276cm" fo:padding-right="0.276cm" draw:shadow="hidden" loext:decorative="fals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39cm" fo:min-width="0cm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705cm" fo:min-width="1.608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097cm" fo:min-width="0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5e8ac7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add58a" draw:textarea-horizontal-align="justify" draw:textarea-vertical-align="middle" draw:auto-grow-height="false" fo:min-height="0.478cm" fo:min-width="3.476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="Rounded_20_short_20_Arrow" draw:marker-end-width="0.252cm" draw:fill-color="#add58a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53cm" svg:stroke-color="#000000" draw:marker-start-width="0.279cm" draw:marker-end="Rounded_20_short_20_Arrow" draw:marker-end-width="0.2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eeeeee" draw:textarea-horizontal-align="justify" draw:textarea-vertical-align="middle" draw:auto-grow-height="false" fo:min-height="4.161cm" fo:min-width="3.276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8000" draw:textarea-horizontal-align="justify" draw:textarea-vertical-align="middle" draw:auto-grow-height="false" fo:min-height="1.085cm" fo:min-width="0.835cm" fo:padding-top="0.142cm" fo:padding-bottom="0.142cm" fo:padding-left="0.267cm" fo:padding-right="0.267cm" loext:decorative="false"/>
      <style:paragraph-properties style:writing-mode="lr-tb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808080" draw:textarea-horizontal-align="justify" draw:textarea-vertical-align="middle" draw:auto-grow-height="false" fo:min-height="1.085cm" fo:min-width="0.834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="" draw:marker-end-width="0.281cm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8000" draw:textarea-horizontal-align="justify" draw:textarea-vertical-align="middle" draw:auto-grow-height="false" fo:min-height="1.084cm" fo:min-width="0.835cm" fo:padding-top="0.142cm" fo:padding-bottom="0.142cm" fo:padding-left="0.267cm" fo:padding-right="0.267cm" loext:decorative="false"/>
      <style:paragraph-properties style:writing-mode="lr-tb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00a933" draw:textarea-horizontal-align="justify" draw:textarea-vertical-align="middle" draw:auto-grow-height="false" fo:min-height="1.084cm" fo:min-width="0.835cm" fo:padding-top="0.142cm" fo:padding-bottom="0.142cm" fo:padding-left="0.267cm" fo:padding-right="0.267cm" loext:decorative="false"/>
      <style:paragraph-properties style:writing-mode="lr-tb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3faf46" draw:textarea-horizontal-align="justify" draw:textarea-vertical-align="middle" draw:auto-grow-height="false" fo:min-height="1.085cm" fo:min-width="0.835cm" fo:padding-top="0.142cm" fo:padding-bottom="0.142cm" fo:padding-left="0.267cm" fo:padding-right="0.267cm" loext:decorative="false"/>
      <style:paragraph-properties style:writing-mode="lr-tb"/>
    </style:style>
    <style:style style:name="gr2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158466" draw:textarea-horizontal-align="justify" draw:textarea-vertical-align="middle" draw:auto-grow-height="false" fo:min-height="1.085cm" fo:min-width="0.834cm" fo:padding-top="0.142cm" fo:padding-bottom="0.142cm" fo:padding-left="0.267cm" fo:padding-right="0.267cm" loext:decorative="false"/>
      <style:paragraph-properties style:writing-mode="lr-tb"/>
    </style:style>
    <style:style style:name="gr2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158466" draw:textarea-horizontal-align="justify" draw:textarea-vertical-align="middle" draw:auto-grow-height="false" fo:min-height="1.084cm" fo:min-width="0.835cm" fo:padding-top="0.142cm" fo:padding-bottom="0.142cm" fo:padding-left="0.267cm" fo:padding-right="0.267cm" loext:decorative="false"/>
      <style:paragraph-properties style:writing-mode="lr-tb"/>
    </style:style>
    <style:style style:name="gr2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158466" draw:textarea-horizontal-align="justify" draw:textarea-vertical-align="middle" draw:auto-grow-height="false" fo:min-height="1.085cm" fo:min-width="0.835cm" fo:padding-top="0.142cm" fo:padding-bottom="0.142cm" fo:padding-left="0.267cm" fo:padding-right="0.267cm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7cm" fo:min-width="1.777cm" fo:padding-top="0.142cm" fo:padding-bottom="0.142cm" fo:padding-left="0.267cm" fo:padding-right="0.267cm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6cm" fo:min-width="1.777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objectwithoutfill">
      <style:graphic-properties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3cm" fo:min-width="1.563cm" fo:padding-top="0.142cm" fo:padding-bottom="0.142cm" fo:padding-left="0.267cm" fo:padding-right="0.267cm" loext:decorative="false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2cm" fo:min-width="1.563cm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Fine_20_Dashed" svg:stroke-width="0.053cm" svg:stroke-color="#0066b3" draw:marker-start-width="0.279cm" draw:marker-end="Rounded_20_short_20_Arrow" draw:marker-end-width="0.254cm" draw:fill="none" draw:textarea-vertical-align="middle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4cm" fo:min-width="1.752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  <style:text-properties fo:font-size="14pt" fo:font-weight="bold" style:font-size-asian="11pt" style:font-weight-asian="bold" style:font-size-complex="11pt" style:font-weight-complex="bold"/>
    </style:style>
    <style:style style:name="P3" style:family="paragraph">
      <style:paragraph-properties fo:line-height="115%" fo:text-align="center"/>
    </style:style>
    <style:style style:name="P4" style:family="paragraph">
      <loext:graphic-properties draw:fill="none" draw:fill-color="#ffffff"/>
      <style:paragraph-properties fo:line-height="115%" fo:text-align="center"/>
      <style:text-properties fo:font-size="12pt" fo:font-weight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1pt" fo:font-weight="bold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loext:graphic-properties draw:fill-color="#5e8ac7"/>
      <style:paragraph-properties fo:text-align="center"/>
    </style:style>
    <style:style style:name="P11" style:family="paragraph">
      <loext:graphic-properties draw:fill-color="#add58a"/>
      <style:paragraph-properties fo:text-align="center"/>
      <style:text-properties fo:font-size="9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add58a"/>
      <style:paragraph-properties fo:text-align="center"/>
      <style:text-properties fo:font-size="9pt"/>
    </style:style>
    <style:style style:name="P13" style:family="paragraph">
      <loext:graphic-properties draw:fill-color="#eeeeee"/>
      <style:paragraph-properties fo:line-height="115%" fo:text-align="center"/>
      <style:text-properties fo:font-size="12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ff8000"/>
      <style:paragraph-properties fo:line-height="115%" fo:text-align="center"/>
      <style:text-properties fo:color="#ffffff" loext:opacity="100%" fo:font-size="13pt" fo:font-weight="bold" style:font-size-asian="24pt" style:font-size-complex="24pt"/>
    </style:style>
    <style:style style:name="P15" style:family="paragraph">
      <loext:graphic-properties draw:fill-color="#808080"/>
      <style:paragraph-properties fo:line-height="115%" fo:text-align="center"/>
      <style:text-properties fo:color="#ffffff" loext:opacity="100%" fo:font-size="13pt" fo:font-weight="bold" style:font-size-asian="24pt" style:font-size-complex="24pt"/>
    </style:style>
    <style:style style:name="P1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-color="#00a933"/>
      <style:paragraph-properties fo:line-height="115%" fo:text-align="center"/>
      <style:text-properties fo:color="#ffffff" loext:opacity="100%" fo:font-size="13pt" fo:font-weight="bold" style:font-size-asian="24pt" style:font-size-complex="24pt"/>
    </style:style>
    <style:style style:name="P18" style:family="paragraph">
      <loext:graphic-properties draw:fill-color="#3faf46"/>
      <style:paragraph-properties fo:line-height="115%" fo:text-align="center"/>
      <style:text-properties fo:color="#ffffff" loext:opacity="100%" fo:font-size="13pt" fo:font-weight="bold" style:font-size-asian="24pt" style:font-size-complex="24pt"/>
    </style:style>
    <style:style style:name="P19" style:family="paragraph">
      <loext:graphic-properties draw:fill-color="#158466"/>
      <style:paragraph-properties fo:line-height="115%" fo:text-align="center"/>
      <style:text-properties fo:color="#ffffff" loext:opacity="100%" fo:font-size="13pt" fo:font-weight="bold" style:font-size-asian="24pt" style:font-size-complex="24pt"/>
    </style:style>
    <style:style style:name="P20" style:family="paragraph">
      <style:paragraph-properties fo:line-height="115%" fo:text-align="center"/>
      <style:text-properties fo:color="#ffffff" loext:opacity="100%"/>
    </style:style>
    <style:style style:name="P21" style:family="paragraph">
      <style:paragraph-properties fo:line-height="115%" fo:text-align="center"/>
      <style:text-properties fo:color="#ffffff" loext:opacity="100%" fo:text-shadow="none" fo:font-weight="bold"/>
    </style:style>
    <style:style style:name="P22" style:family="paragraph">
      <loext:graphic-properties draw:fill-color="#158466"/>
      <style:paragraph-properties fo:line-height="115%" fo:text-align="center"/>
      <style:text-properties fo:color="#ffffff" loext:opacity="100%" fo:font-size="13pt" fo:text-shadow="none" fo:font-weight="bold" style:font-size-asian="24pt" style:font-size-complex="24pt"/>
    </style:style>
    <style:style style:name="P23" style:family="paragraph">
      <loext:graphic-properties draw:fill-color="#c2e0ae"/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  <style:text-properties fo:font-size="12pt" style:font-size-asian="24pt" style:font-size-complex="24pt"/>
    </style:style>
    <style:style style:name="T1" style:family="text">
      <style:text-properties fo:font-size="14pt" fo:font-weight="bold" style:font-size-asian="11pt" style:font-weight-asian="bold" style:font-size-complex="11pt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weight="bold"/>
    </style:style>
    <style:style style:name="T4" style:family="text">
      <style:text-properties fo:font-size="9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fo:font-size="12pt" fo:font-weight="bold" style:font-size-asian="22pt" style:font-size-complex="22pt"/>
    </style:style>
    <style:style style:name="T7" style:family="text">
      <style:text-properties fo:font-size="12pt" fo:font-weight="bold" style:font-size-asian="22pt" style:font-size-complex="22pt"/>
    </style:style>
    <style:style style:name="T8" style:family="text">
      <style:text-properties fo:font-size="12pt" style:font-size-asian="22pt" style:font-size-complex="22pt"/>
    </style:style>
    <style:style style:name="T9" style:family="text">
      <style:text-properties style:font-name="Liberation Mono" fo:font-size="16pt" style:font-size-asian="16pt" style:font-size-complex="16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1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969cm" svg:x="6.52cm" svg:y="2.143cm">
          <text:p text:style-name="P1"><text:span text:style-name="T1">systemr</text:span><text:span text:style-name="T1">dl-</text:span><text:span text:style-name="T1">compil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81cm" svg:height="1.341cm" svg:x="2.267cm" svg:y="6.66cm">
          <draw:text-box>
            <text:p text:style-name="P3"><text:span text:style-name="T2">Sys</text:span><text:span text:style-name="T2">tem</text:span><text:span text:style-name="T2">RD</text:span><text:span text:style-name="T2">L </text:span><text:span text:style-name="T2">2.0</text:span></text:p>
            <text:p text:style-name="P3"><text:span text:style-name="T2">Inp</text:span><text:span text:style-name="T2">ut</text:span></text:p>
          </draw:text-box>
        </draw:frame>
        <draw:g draw:style-name="gr3" xml:id="id11" draw:id="id11">
          <draw:custom-shape draw:style-name="gr4" draw:text-style-name="P5" draw:layer="layout" svg:width="1.905cm" svg:height="2.54cm" svg:x="3.337cm" svg:y="3.8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5" draw:text-style-name="P6" draw:layer="layout" svg:x1="3.591cm" svg:y1="4.856cm" svg:x2="4.988cm" svg:y2="4.856cm">
            <text:p/>
          </draw:line>
          <draw:line draw:style-name="gr5" draw:text-style-name="P6" draw:layer="layout" svg:x1="3.591cm" svg:y1="5.11cm" svg:x2="4.988cm" svg:y2="5.11cm">
            <text:p/>
          </draw:line>
          <draw:line draw:style-name="gr5" draw:text-style-name="P6" draw:layer="layout" svg:x1="3.591cm" svg:y1="5.364cm" svg:x2="4.988cm" svg:y2="5.364cm">
            <text:p/>
          </draw:line>
          <draw:line draw:style-name="gr5" draw:text-style-name="P6" draw:layer="layout" svg:x1="3.591cm" svg:y1="5.618cm" svg:x2="4.988cm" svg:y2="5.618cm">
            <text:p/>
          </draw:line>
          <draw:line draw:style-name="gr5" draw:text-style-name="P6" draw:layer="layout" svg:x1="3.591cm" svg:y1="5.872cm" svg:x2="4.988cm" svg:y2="5.872cm">
            <text:p/>
          </draw:line>
          <draw:frame draw:style-name="gr6" draw:text-style-name="P8" draw:layer="layout" svg:width="1.905cm" svg:height="0.889cm" svg:x="3.337cm" svg:y="3.84cm">
            <draw:text-box>
              <text:p text:style-name="P7"><text:span text:style-name="T3">RDL</text:span></text:p>
            </draw:text-box>
          </draw:frame>
        </draw:g>
        <draw:g draw:style-name="gr3" xml:id="id12" draw:id="id12">
          <draw:custom-shape draw:style-name="gr7" draw:text-style-name="P9" draw:layer="layout" svg:width="2.159cm" svg:height="2.667cm" svg:x="12.902cm" svg:y="4.057cm">
            <text:p/>
            <draw:enhanced-geometry svg:viewBox="0 0 88 21600" draw:glue-points="44 ?f6 44 0 0 10800 44 21600 88 10800" draw:text-areas="0 ?f6 88 ?f3" draw:type="can" draw:modifiers="3563.0390143737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0" xml:id="id1" draw:id="id1" draw:layer="layout" svg:width="0.381cm" svg:height="0.381cm" svg:x="13.664cm" svg:y="4.69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xml:id="id2" draw:id="id2" draw:layer="layout" svg:width="0.381cm" svg:height="0.381cm" svg:x="13.156cm" svg:y="5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xml:id="id3" draw:id="id3" draw:layer="layout" svg:width="0.381cm" svg:height="0.381cm" svg:x="13.664cm" svg:y="5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xml:id="id4" draw:id="id4" draw:layer="layout" svg:width="0.381cm" svg:height="0.381cm" svg:x="14.172cm" svg:y="5.32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xml:id="id5" draw:id="id5" draw:layer="layout" svg:width="0.381cm" svg:height="0.381cm" svg:x="13.918cm" svg:y="5.9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xml:id="id6" draw:id="id6" draw:layer="layout" svg:width="0.381cm" svg:height="0.381cm" svg:x="14.426cm" svg:y="5.962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10" draw:layer="layout" svg:x1="13.854cm" svg:y1="5.073cm" svg:x2="13.346cm" svg:y2="5.327cm" draw:start-shape="id1" draw:start-glue-point="2" draw:end-shape="id2" draw:end-glue-point="0" svg:d="M13854 5073v126h-508v128" svg:viewBox="0 0 509 255">
            <text:p/>
          </draw:connector>
          <draw:connector draw:style-name="gr9" draw:text-style-name="P10" draw:layer="layout" svg:x1="13.854cm" svg:y1="5.073cm" svg:x2="13.854cm" svg:y2="5.327cm" draw:start-shape="id1" draw:start-glue-point="2" draw:end-shape="id3" draw:end-glue-point="0" svg:d="M13854 5073v254" svg:viewBox="0 0 1 255">
            <text:p/>
          </draw:connector>
          <draw:connector draw:style-name="gr9" draw:text-style-name="P10" draw:layer="layout" svg:x1="13.854cm" svg:y1="5.073cm" svg:x2="14.362cm" svg:y2="5.327cm" draw:start-shape="id1" draw:start-glue-point="2" draw:end-shape="id4" draw:end-glue-point="0" svg:d="M13854 5073v126h508v128" svg:viewBox="0 0 509 255">
            <text:p/>
          </draw:connector>
          <draw:connector draw:style-name="gr9" draw:text-style-name="P10" draw:layer="layout" svg:x1="14.362cm" svg:y1="5.708cm" svg:x2="14.108cm" svg:y2="5.962cm" draw:start-shape="id4" draw:start-glue-point="2" draw:end-shape="id5" draw:end-glue-point="0" svg:d="M14362 5708v126h-254v128" svg:viewBox="0 0 255 255">
            <text:p/>
          </draw:connector>
          <draw:connector draw:style-name="gr9" draw:text-style-name="P10" draw:layer="layout" svg:x1="14.362cm" svg:y1="5.708cm" svg:x2="14.616cm" svg:y2="5.962cm" draw:start-shape="id4" draw:start-glue-point="2" draw:end-shape="id6" draw:end-glue-point="0" svg:d="M14362 5708v126h254v128" svg:viewBox="0 0 255 255">
            <text:p/>
          </draw:connector>
        </draw:g>
        <draw:frame draw:style-name="gr2" draw:text-style-name="P4" draw:layer="layout" svg:width="3.81cm" svg:height="1.341cm" svg:x="12.113cm" svg:y="6.679cm">
          <draw:text-box>
            <text:p text:style-name="P3"><text:span text:style-name="T2">Hier</text:span><text:span text:style-name="T2">arc</text:span><text:span text:style-name="T2">hic</text:span><text:span text:style-name="T2">al </text:span><text:span text:style-name="T2">Reg</text:span><text:span text:style-name="T2">iste</text:span><text:span text:style-name="T2">r </text:span><text:span text:style-name="T2">Mo</text:span><text:span text:style-name="T2">del</text:span></text:p>
          </draw:text-box>
        </draw:frame>
        <draw:custom-shape draw:style-name="gr10" draw:text-style-name="P11" xml:id="id7" draw:id="id7" draw:layer="layout" svg:width="4.01cm" svg:height="0.762cm" svg:x="7.055cm" svg:y="3.032cm">
          <text:p text:style-name="P1"><text:span text:style-name="T4">Par</text:span><text:span text:style-name="T4">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8" draw:id="id8" draw:layer="layout" svg:width="4.01cm" svg:height="0.762cm" svg:x="7.055cm" svg:y="4.302cm">
          <text:p text:style-name="P1"><text:span text:style-name="T4">Mode</text:span><text:span text:style-name="T4">l </text:span><text:span text:style-name="T4">Com</text:span><text:span text:style-name="T4">p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4.01cm" svg:height="0.762cm" svg:x="7.055cm" svg:y="5.572cm">
          <text:p text:style-name="P1"><text:span text:style-name="T4">Ela</text:span><text:span text:style-name="T4">bor</text:span><text:span text:style-name="T4">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0" draw:id="id10" draw:layer="layout" svg:width="4.01cm" svg:height="0.762cm" svg:x="7.055cm" svg:y="6.842cm">
          <text:p text:style-name="P1"><text:span text:style-name="T4">Se</text:span><text:span text:style-name="T4">ma</text:span><text:span text:style-name="T4">ntic </text:span><text:span text:style-name="T4">Che</text:span><text:span text:style-name="T4">cks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svg:x1="9.06cm" svg:y1="3.794cm" svg:x2="9.06cm" svg:y2="4.302cm" draw:start-shape="id7" draw:start-glue-point="2" draw:end-shape="id8" draw:end-glue-point="0" svg:d="M9060 3794v508" svg:viewBox="0 0 1 509">
          <text:p/>
        </draw:connector>
        <draw:connector draw:style-name="gr11" draw:text-style-name="P12" draw:layer="layout" svg:x1="9.06cm" svg:y1="5.064cm" svg:x2="9.06cm" svg:y2="5.572cm" draw:start-shape="id8" draw:start-glue-point="2" draw:end-shape="id9" draw:end-glue-point="0" svg:d="M9060 5064v508" svg:viewBox="0 0 1 509">
          <text:p/>
        </draw:connector>
        <draw:connector draw:style-name="gr11" draw:text-style-name="P12" draw:layer="layout" svg:x1="9.06cm" svg:y1="6.334cm" svg:x2="9.06cm" svg:y2="6.842cm" draw:start-shape="id9" draw:start-glue-point="2" draw:end-shape="id10" draw:end-glue-point="0" svg:d="M9060 6334v508" svg:viewBox="0 0 1 509">
          <text:p/>
        </draw:connector>
        <draw:g draw:style-name="gr3">
          <draw:custom-shape draw:style-name="gr4" draw:text-style-name="P5" draw:layer="layout" svg:width="1.905cm" svg:height="2.54cm" svg:x="3.21cm" svg:y="3.967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5" draw:text-style-name="P6" draw:layer="layout" svg:x1="3.464cm" svg:y1="4.983cm" svg:x2="4.861cm" svg:y2="4.983cm">
            <text:p/>
          </draw:line>
          <draw:line draw:style-name="gr5" draw:text-style-name="P6" draw:layer="layout" svg:x1="3.464cm" svg:y1="5.237cm" svg:x2="4.861cm" svg:y2="5.237cm">
            <text:p/>
          </draw:line>
          <draw:line draw:style-name="gr5" draw:text-style-name="P6" draw:layer="layout" svg:x1="3.464cm" svg:y1="5.491cm" svg:x2="4.861cm" svg:y2="5.491cm">
            <text:p/>
          </draw:line>
          <draw:line draw:style-name="gr5" draw:text-style-name="P6" draw:layer="layout" svg:x1="3.464cm" svg:y1="5.745cm" svg:x2="4.861cm" svg:y2="5.745cm">
            <text:p/>
          </draw:line>
          <draw:line draw:style-name="gr5" draw:text-style-name="P6" draw:layer="layout" svg:x1="3.464cm" svg:y1="5.999cm" svg:x2="4.861cm" svg:y2="5.999cm">
            <text:p/>
          </draw:line>
          <draw:frame draw:style-name="gr6" draw:text-style-name="P8" draw:layer="layout" svg:width="1.905cm" svg:height="0.889cm" svg:x="3.21cm" svg:y="3.967cm">
            <draw:text-box>
              <text:p text:style-name="P7"><text:span text:style-name="T3">RDL</text:span></text:p>
            </draw:text-box>
          </draw:frame>
        </draw:g>
        <draw:g draw:style-name="gr3">
          <draw:custom-shape draw:style-name="gr4" draw:text-style-name="P5" draw:layer="layout" svg:width="1.905cm" svg:height="2.54cm" svg:x="3.083cm" svg:y="4.09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5" draw:text-style-name="P6" draw:layer="layout" svg:x1="3.337cm" svg:y1="5.11cm" svg:x2="4.734cm" svg:y2="5.11cm">
            <text:p/>
          </draw:line>
          <draw:line draw:style-name="gr5" draw:text-style-name="P6" draw:layer="layout" svg:x1="3.337cm" svg:y1="5.364cm" svg:x2="4.734cm" svg:y2="5.364cm">
            <text:p/>
          </draw:line>
          <draw:line draw:style-name="gr5" draw:text-style-name="P6" draw:layer="layout" svg:x1="3.337cm" svg:y1="5.618cm" svg:x2="4.734cm" svg:y2="5.618cm">
            <text:p/>
          </draw:line>
          <draw:line draw:style-name="gr5" draw:text-style-name="P6" draw:layer="layout" svg:x1="3.337cm" svg:y1="5.872cm" svg:x2="4.734cm" svg:y2="5.872cm">
            <text:p/>
          </draw:line>
          <draw:line draw:style-name="gr5" draw:text-style-name="P6" draw:layer="layout" svg:x1="3.337cm" svg:y1="6.126cm" svg:x2="4.734cm" svg:y2="6.126cm">
            <text:p/>
          </draw:line>
          <draw:frame draw:style-name="gr6" draw:text-style-name="P8" draw:layer="layout" svg:width="1.905cm" svg:height="0.889cm" svg:x="3.083cm" svg:y="4.094cm">
            <draw:text-box>
              <text:p text:style-name="P7"><text:span text:style-name="T3">RDL</text:span></text:p>
            </draw:text-box>
          </draw:frame>
        </draw:g>
        <draw:connector draw:style-name="gr12" draw:text-style-name="P1" draw:layer="layout" svg:x1="5.242cm" svg:y1="5.11cm" svg:x2="7.055cm" svg:y2="3.413cm" draw:start-shape="id11" draw:start-glue-point="1" draw:end-shape="id7" draw:end-glue-point="3" svg:d="M5242 5110h911v-1697h902" svg:viewBox="0 0 1814 1698">
          <text:p/>
        </draw:connector>
        <draw:custom-shape draw:style-name="gr13" draw:text-style-name="P13" xml:id="id13" draw:id="id13" draw:layer="layout" svg:width="3.81cm" svg:height="4.445cm" svg:x="16.24cm" svg:y="3.159cm">
          <text:p text:style-name="P3"><text:span text:style-name="T5">Your </text:span><text:span text:style-name="T5">Cust</text:span><text:span text:style-name="T5">om</text:span></text:p>
          <text:p text:style-name="P3"><text:span text:style-name="T5">Vie</text:span><text:span text:style-name="T5">w </text:span><text:span text:style-name="T5">Gen</text:span><text:span text:style-name="T5">erat</text:span><text:span text:style-name="T5">o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329cm" svg:x1="11.065cm" svg:y1="7.223cm" svg:x2="12.902cm" svg:y2="5.39cm" draw:end-shape="id12" draw:end-glue-point="3" svg:d="M11065 7223h984v-1833h853" svg:viewBox="0 0 1838 1834">
          <text:p/>
        </draw:connector>
        <draw:connector draw:style-name="gr12" draw:text-style-name="P1" draw:layer="layout" svg:x1="15.061cm" svg:y1="5.39cm" svg:x2="16.24cm" svg:y2="5.381cm" draw:start-shape="id12" draw:start-glue-point="1" draw:end-shape="id13" draw:end-glue-point="3" svg:d="M15061 5390h594v-9h585" svg:viewBox="0 0 1180 10">
          <text:p/>
        </draw:connector>
      </draw:page>
      <draw:page draw:name="page2" draw:style-name="dp1" draw:master-page-name="Default">
        <draw:custom-shape draw:style-name="gr14" draw:text-style-name="P14" xml:id="id14" draw:id="id14" draw:layer="layout" svg:width="1.517cm" svg:height="1.517cm" svg:x="12.11cm" svg:y="18.988cm">
          <text:p text:style-name="P3"><text:span text:style-name="T6">A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xml:id="id16" draw:id="id16" draw:layer="layout" svg:width="1.517cm" svg:height="1.517cm" svg:x="12.103cm" svg:y="21.429cm">
          <text:p text:style-name="P3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5" draw:id="id15" draw:layer="layout" svg:width="1.516cm" svg:height="1.517cm" svg:x="9.694cm" svg:y="16.24cm">
          <text:p text:style-name="P3"><text:span text:style-name="T6">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12.868cm" svg:y1="18.988cm" svg:x2="10.452cm" svg:y2="17.757cm" draw:start-shape="id14" draw:start-glue-point="0" draw:end-shape="id15" draw:end-glue-point="2" svg:d="M12868 18988c0-924-2416-309-2416-1231" svg:viewBox="0 0 2417 1232">
          <text:p/>
        </draw:connector>
        <draw:connector draw:style-name="gr16" draw:text-style-name="P16" draw:layer="layout" draw:type="curve" svg:x1="12.861cm" svg:y1="21.429cm" svg:x2="12.868cm" svg:y2="20.505cm" draw:start-shape="id16" draw:start-glue-point="0" draw:end-shape="id14" draw:end-glue-point="2" svg:d="M12861 21429c0-693 7-231 7-924" svg:viewBox="0 0 8 925">
          <text:p/>
        </draw:connector>
        <draw:custom-shape draw:style-name="gr17" draw:text-style-name="P14" xml:id="id17" draw:id="id17" draw:layer="layout" svg:width="1.517cm" svg:height="1.516cm" svg:x="9.697cm" svg:y="21.429cm">
          <text:p text:style-name="P3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10.455cm" svg:y1="21.429cm" svg:x2="10.455cm" svg:y2="20.505cm" draw:start-shape="id17" draw:start-glue-point="0" draw:end-shape="id18" draw:end-glue-point="2" svg:d="M10455 21429v-924" svg:viewBox="0 0 1 925">
          <text:p/>
        </draw:connector>
        <draw:custom-shape draw:style-name="gr14" draw:text-style-name="P14" xml:id="id18" draw:id="id18" draw:layer="layout" svg:width="1.517cm" svg:height="1.517cm" svg:x="9.697cm" svg:y="18.988cm">
          <text:p text:style-name="P3"><text:span text:style-name="T6">A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10.455cm" svg:y1="18.988cm" svg:x2="10.452cm" svg:y2="17.757cm" draw:start-shape="id18" draw:start-glue-point="0" draw:end-shape="id15" svg:d="M10455 18988c0-924-3-309-3-1231" svg:viewBox="0 0 4 1232">
          <text:p/>
        </draw:connector>
        <draw:custom-shape draw:style-name="gr15" draw:text-style-name="P15" xml:id="id19" draw:id="id19" draw:layer="layout" svg:width="1.516cm" svg:height="1.517cm" svg:x="9.694cm" svg:y="13.827cm">
          <text:p text:style-name="P3"><text:span text:style-name="T6">$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10.452cm" svg:y1="16.24cm" svg:x2="10.452cm" svg:y2="15.344cm" draw:start-shape="id15" draw:start-glue-point="0" draw:end-shape="id19" svg:d="M10452 16240v-896" svg:viewBox="0 0 1 897">
          <text:p/>
        </draw:connector>
        <draw:custom-shape draw:style-name="gr18" draw:text-style-name="P17" xml:id="id20" draw:id="id20" draw:layer="layout" svg:width="1.517cm" svg:height="1.516cm" svg:x="7.346cm" svg:y="21.43cm">
          <text:p text:style-name="P3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8.104cm" svg:y1="21.43cm" svg:x2="8.104cm" svg:y2="20.506cm" draw:start-shape="id20" draw:start-glue-point="0" draw:end-shape="id21" draw:end-glue-point="2" svg:d="M8104 21430v-924" svg:viewBox="0 0 1 925">
          <text:p/>
        </draw:connector>
        <draw:custom-shape draw:style-name="gr19" draw:text-style-name="P18" xml:id="id21" draw:id="id21" draw:layer="layout" svg:width="1.517cm" svg:height="1.517cm" svg:x="7.346cm" svg:y="18.989cm">
          <text:p text:style-name="P3"><text:span text:style-name="T6">A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8.104cm" svg:y1="18.989cm" svg:x2="10.452cm" svg:y2="17.757cm" draw:start-shape="id21" draw:start-glue-point="0" draw:end-shape="id15" svg:d="M8104 18989c0-924 2348-308 2348-1232" svg:viewBox="0 0 2349 1233">
          <text:p/>
        </draw:connector>
        <draw:custom-shape draw:style-name="gr20" draw:text-style-name="P19" xml:id="id22" draw:id="id22" draw:layer="layout" svg:width="1.516cm" svg:height="1.517cm" svg:x="9.894cm" svg:y="3.441cm">
          <text:p text:style-name="P3"><text:span text:style-name="T6">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23" draw:id="id23" draw:layer="layout" svg:width="1.516cm" svg:height="1.517cm" svg:x="9.894cm" svg:y="1.028cm">
          <text:p text:style-name="P3"><text:span text:style-name="T6">$ro</text:span><text:span text:style-name="T6">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10.652cm" svg:y1="3.441cm" svg:x2="10.652cm" svg:y2="2.545cm" draw:start-shape="id22" draw:start-glue-point="0" draw:end-shape="id23" svg:d="M10652 3441v-896" svg:viewBox="0 0 1 897">
          <text:p/>
        </draw:connector>
        <draw:custom-shape draw:style-name="gr21" draw:text-style-name="P19" xml:id="id24" draw:id="id24" draw:layer="layout" svg:width="1.517cm" svg:height="1.516cm" svg:x="6.58cm" svg:y="8.631cm">
          <text:p text:style-name="P3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7.338cm" svg:y1="8.631cm" svg:x2="8.238cm" svg:y2="7.607cm" draw:start-shape="id24" draw:start-glue-point="0" draw:end-shape="id25" draw:end-glue-point="2" svg:d="M7338 8631c0-768 900-256 900-1024" svg:viewBox="0 0 901 1025">
          <text:p/>
        </draw:connector>
        <draw:custom-shape draw:style-name="gr22" draw:text-style-name="P19" xml:id="id25" draw:id="id25" draw:layer="layout" svg:width="1.517cm" svg:height="1.517cm" svg:x="7.48cm" svg:y="6.09cm">
          <text:p text:style-name="P3"><text:span text:style-name="T6">A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8.238cm" svg:y1="6.09cm" svg:x2="10.652cm" svg:y2="4.958cm" draw:start-shape="id25" draw:start-glue-point="0" draw:end-shape="id22" svg:d="M8238 6090c0-849 2414-283 2414-1132" svg:viewBox="0 0 2415 1133">
          <text:p/>
        </draw:connector>
        <draw:custom-shape draw:style-name="gr22" draw:text-style-name="P19" xml:id="id27" draw:id="id27" draw:layer="layout" svg:width="1.517cm" svg:height="1.517cm" svg:x="12.044cm" svg:y="6.089cm">
          <text:p text:style-name="P20"><text:span text:style-name="T7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xml:id="id26" draw:id="id26" draw:layer="layout" svg:width="1.517cm" svg:height="1.517cm" svg:x="11.137cm" svg:y="8.63cm">
          <text:p text:style-name="P21"><text:span text:style-name="T8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svg:x1="11.895cm" svg:y1="8.63cm" svg:x2="12.802cm" svg:y2="7.606cm" draw:start-shape="id26" draw:start-glue-point="0" draw:end-shape="id27" draw:end-glue-point="2" svg:d="M11895 8630c0-768 907-256 907-1024" svg:viewBox="0 0 908 1025">
          <text:p/>
        </draw:connector>
        <draw:connector draw:style-name="gr16" draw:text-style-name="P16" draw:layer="layout" draw:type="curve" draw:line-skew="0.229cm" svg:x1="12.802cm" svg:y1="6.089cm" svg:x2="10.652cm" svg:y2="4.958cm" draw:start-shape="id27" draw:start-glue-point="0" svg:d="M12802 6089c0-894-2150-329-2150-1131" svg:viewBox="0 0 2151 1132">
          <text:p/>
        </draw:connector>
        <draw:custom-shape draw:style-name="gr21" draw:text-style-name="P19" xml:id="id28" draw:id="id28" draw:layer="layout" svg:width="1.517cm" svg:height="1.516cm" svg:x="8.38cm" svg:y="8.632cm">
          <text:p text:style-name="P3"><text:span text:style-name="T6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xml:id="id29" draw:id="id29" draw:layer="layout" svg:width="1.517cm" svg:height="1.516cm" svg:x="12.98cm" svg:y="8.633cm">
          <text:p text:style-name="P3"><text:span text:style-name="T6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6" draw:layer="layout" draw:type="curve" draw:line-skew="0.31cm" svg:x1="9.138cm" svg:y1="8.632cm" svg:x2="8.238cm" svg:y2="7.607cm" draw:start-shape="id28" draw:start-glue-point="0" svg:d="M9138 8632c0-691-900-179-900-1025" svg:viewBox="0 0 901 1026">
          <text:p/>
        </draw:connector>
        <draw:connector draw:style-name="gr16" draw:text-style-name="P16" draw:layer="layout" draw:type="curve" draw:line-skew="0.274cm" svg:x1="13.738cm" svg:y1="8.633cm" svg:x2="12.803cm" svg:y2="7.606cm" draw:start-shape="id29" svg:d="M13738 8633c0-747-935-234-935-1027" svg:viewBox="0 0 936 1028">
          <text:p/>
        </draw:connector>
      </draw:page>
      <draw:page draw:name="page3" draw:style-name="dp1" draw:master-page-name="Default">
        <draw:custom-shape draw:style-name="gr23" draw:text-style-name="P23" xml:id="id30" draw:id="id30" draw:layer="layout" svg:width="2.311cm" svg:height="1.541cm" svg:x="9.255cm" svg:y="4.793cm">
          <text:p text:style-name="P1"><text:span text:style-name="T9">top</text:span></text:p>
          <text:p text:style-name="P1"><text:span text:style-name="T10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xml:id="id31" draw:id="id31" draw:layer="layout" svg:width="2.311cm" svg:height="1.54cm" svg:x="9.255cm" svg:y="7.731cm">
          <text:p text:style-name="P1"><text:span text:style-name="T9">A</text:span></text:p>
          <text:p text:style-name="P1"><text:span text:style-name="T10">(reg)</text:span></text:p>
          <text:p text:style-name="P1"><text:span text:style-name="T10">dim=[4]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32" draw:id="id32" draw:layer="layout" svg:width="2.311cm" svg:height="1.54cm" svg:x="7.706cm" svg:y="10.89cm">
          <text:p text:style-name="P1"><text:span text:style-name="T9">f1</text:span></text:p>
          <text:p text:style-name="P1"><text:span text:style-name="T10">(field)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33" draw:id="id33" draw:layer="layout" svg:width="2.311cm" svg:height="1.54cm" svg:x="10.779cm" svg:y="10.89cm">
          <text:p text:style-name="P1"><text:span text:style-name="T9">f2</text:span></text:p>
          <text:p text:style-name="P1"><text:span text:style-name="T10">(field)</text:span></text:p>
          <draw:enhanced-geometry svg:viewBox="0 0 21600 21600" draw:type="rectangle" draw:enhanced-path="M 0 0 L 21600 0 21600 21600 0 21600 0 0 Z N"/>
        </draw:custom-shape>
        <draw:connector draw:style-name="gr25" draw:text-style-name="P16" draw:layer="layout" draw:type="curve" svg:x1="10.41cm" svg:y1="6.334cm" svg:x2="10.41cm" svg:y2="7.731cm" draw:start-shape="id30" draw:start-glue-point="2" draw:end-shape="id31" svg:d="M10410 6334v1397" svg:viewBox="0 0 1 1398">
          <text:p/>
        </draw:connector>
        <draw:connector draw:style-name="gr25" draw:text-style-name="P16" draw:layer="layout" draw:type="curve" svg:x1="10.41cm" svg:y1="9.271cm" svg:x2="8.861cm" svg:y2="10.89cm" draw:start-shape="id31" draw:start-glue-point="2" draw:end-shape="id32" draw:end-glue-point="0" svg:d="M10410 9271c0 1215-1549 406-1549 1619" svg:viewBox="0 0 1550 1620">
          <text:p/>
        </draw:connector>
        <draw:connector draw:style-name="gr25" draw:text-style-name="P16" draw:layer="layout" draw:type="curve" svg:x1="10.41cm" svg:y1="9.271cm" svg:x2="11.934cm" svg:y2="10.89cm" draw:start-shape="id31" draw:start-glue-point="2" draw:end-shape="id33" draw:end-glue-point="0" svg:d="M10410 9271c0 1215 1524 406 1524 1619" svg:viewBox="0 0 1525 1620">
          <text:p/>
        </draw:connector>
        <draw:custom-shape draw:style-name="gr26" draw:text-style-name="P24" xml:id="id34" draw:id="id34" draw:layer="layout" svg:width="2.157cm" svg:height="0.617cm" svg:x="6.678cm" svg:y="5.364cm">
          <text:p text:style-name="P1"><text:span text:style-name="T11">enter 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35" draw:id="id35" draw:layer="layout" svg:width="2.157cm" svg:height="0.616cm" svg:x="6.678cm" svg:y="8.292cm">
          <text:p text:style-name="P1"><text:span text:style-name="T11">enter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36" draw:id="id36" draw:layer="layout" svg:width="2.157cm" svg:height="0.616cm" svg:x="5.137cm" svg:y="11.373cm">
          <text:p text:style-name="P1"><text:span text:style-name="T11">enter 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37" draw:id="id37" draw:layer="layout" svg:width="2.157cm" svg:height="0.616cm" svg:x="7.91cm" svg:y="13.068cm">
          <text:p text:style-name="P1"><text:span text:style-name="T11">exit 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38" draw:id="id38" draw:layer="layout" svg:width="2.157cm" svg:height="0.616cm" svg:x="10.837cm" svg:y="13.068cm">
          <text:p text:style-name="P1"><text:span text:style-name="T11">enter 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39" draw:id="id39" draw:layer="layout" svg:width="2.157cm" svg:height="0.616cm" svg:x="13.611cm" svg:y="11.373cm">
          <text:p text:style-name="P1"><text:span text:style-name="T11">exit 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40" draw:id="id40" draw:layer="layout" svg:width="2.157cm" svg:height="0.616cm" svg:x="12.07cm" svg:y="8.292cm">
          <text:p text:style-name="P1"><text:span text:style-name="T11">exi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41" draw:id="id41" draw:layer="layout" svg:width="2.157cm" svg:height="0.617cm" svg:x="12.07cm" svg:y="5.364cm">
          <text:p text:style-name="P1"><text:span text:style-name="T11">exit 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6" draw:layer="layout" draw:type="curve" svg:x1="7.756cm" svg:y1="5.981cm" svg:x2="7.756cm" svg:y2="8.292cm" draw:start-shape="id34" draw:start-glue-point="2" draw:end-shape="id35" draw:end-glue-point="0" svg:d="M7756 5981v2311" svg:viewBox="0 0 1 2312">
          <text:p/>
        </draw:connector>
        <draw:connector draw:style-name="gr28" draw:text-style-name="P16" draw:layer="layout" draw:type="curve" svg:x1="7.756cm" svg:y1="8.908cm" svg:x2="6.215cm" svg:y2="11.373cm" draw:start-shape="id35" draw:start-glue-point="2" draw:end-shape="id36" draw:end-glue-point="0" svg:d="M7756 8908c0 1849-1541 617-1541 2465" svg:viewBox="0 0 1542 2466">
          <text:p/>
        </draw:connector>
        <draw:connector draw:style-name="gr28" draw:text-style-name="P16" draw:layer="layout" draw:type="curve" svg:x1="6.215cm" svg:y1="11.989cm" svg:x2="7.91cm" svg:y2="13.376cm" draw:start-shape="id36" draw:start-glue-point="2" draw:end-shape="id37" draw:end-glue-point="3" svg:d="M6215 11989c0 925 565 1387 1695 1387" svg:viewBox="0 0 1696 1388">
          <text:p/>
        </draw:connector>
        <draw:connector draw:style-name="gr28" draw:text-style-name="P16" draw:layer="layout" draw:type="curve" svg:x1="10.067cm" svg:y1="13.376cm" svg:x2="10.837cm" svg:y2="13.376cm" draw:start-shape="id37" draw:start-glue-point="1" draw:end-shape="id38" draw:end-glue-point="3" svg:d="M10067 13376h770" svg:viewBox="0 0 771 1">
          <text:p/>
        </draw:connector>
        <draw:connector draw:style-name="gr28" draw:text-style-name="P16" draw:layer="layout" draw:type="curve" svg:x1="12.994cm" svg:y1="13.376cm" svg:x2="14.689cm" svg:y2="11.989cm" draw:start-shape="id38" draw:start-glue-point="1" draw:end-shape="id39" svg:d="M12994 13376c1130 0 1695-462 1695-1387" svg:viewBox="0 0 1696 1388">
          <text:p/>
        </draw:connector>
        <draw:connector draw:style-name="gr28" draw:text-style-name="P16" draw:layer="layout" draw:type="curve" svg:x1="14.689cm" svg:y1="11.373cm" svg:x2="13.148cm" svg:y2="8.908cm" draw:start-shape="id39" draw:start-glue-point="0" draw:end-shape="id40" draw:end-glue-point="2" svg:d="M14689 11373c0-1848-1541-616-1541-2465" svg:viewBox="0 0 1542 2466">
          <text:p/>
        </draw:connector>
        <draw:connector draw:style-name="gr28" draw:text-style-name="P16" draw:layer="layout" draw:type="curve" svg:x1="13.148cm" svg:y1="8.292cm" svg:x2="13.148cm" svg:y2="5.981cm" draw:start-shape="id40" draw:start-glue-point="0" draw:end-shape="id41" draw:end-glue-point="2" svg:d="M13148 8292v-2311" svg:viewBox="0 0 1 2312">
          <text:p/>
        </draw:connector>
        <draw:line draw:style-name="gr28" draw:text-style-name="P16" draw:layer="layout" svg:x1="7.756cm" svg:y1="2.016cm" svg:x2="7.756cm" svg:y2="5.364cm">
          <text:p/>
        </draw:line>
        <draw:line draw:style-name="gr28" draw:text-style-name="P16" draw:layer="layout" svg:x1="13.148cm" svg:y1="5.364cm" svg:x2="13.148cm" svg:y2="2.016cm">
          <text:p/>
        </draw:line>
        <draw:custom-shape draw:style-name="gr29" draw:text-style-name="P23" xml:id="id42" draw:id="id42" draw:layer="layout" svg:width="2.286cm" svg:height="1.524cm" svg:x="9.255cm" svg:y="2.016cm">
          <text:p text:style-name="P1"><text:span text:style-name="T9">$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6" draw:layer="layout" draw:type="curve" svg:x1="10.398cm" svg:y1="3.54cm" svg:x2="10.41cm" svg:y2="4.793cm" draw:start-shape="id42" draw:start-glue-point="2" draw:end-shape="id30" svg:d="M10398 3540c0 939 12 313 12 1253" svg:viewBox="0 0 13 12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Rounded_20_short_20_Arrow" draw:marker-start-width="0.559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draw:stroke-dash="Dashed_20__28_var_29__20_4" svg:stroke-width="0.051cm" svg:stroke-color="#000000" draw:marker-start-width="0.279cm" draw:marker-end="Rounded_20_short_20_Arrow" draw:marker-end-width="0.279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27T22:40:01.079171594</meta:creation-date>
    <dc:date>2025-07-29T17:39:00.760753638</dc:date>
    <meta:editing-duration>PT3H30M26S</meta:editing-duration>
    <meta:editing-cycles>16</meta:editing-cycles>
    <meta:generator>LibreOffice/24.2.7.2$Linux_X86_64 LibreOffice_project/420$Build-2</meta:generator>
    <meta:document-statistic meta:object-count="107"/>
  </office:meta>
</office:document-meta>
</file>